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0:15: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2-09T10:15:02.02</dc:date>
    <dc:creator>Kacper </dc:creator>
    <meta:editing-duration>PT2H32M37S</meta:editing-duration>
    <meta:editing-cycles>18</meta:editing-cycles>
    <meta:generator>OpenOffice/4.0.1$Win32 OpenOffice.org_project/401m5$Build-9714</meta:generator>
    <meta:document-statistic meta:table-count="6" meta:cell-count="519" meta:object-count="0"/>
  </office:meta>
</office:document-meta>
</file>